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3pt"/>
    </style:style>
    <style:style style:name="co2" style:family="table-column">
      <style:table-column-properties fo:break-before="auto" style:column-width="155.99pt"/>
    </style:style>
    <style:style style:name="co3" style:family="table-column">
      <style:table-column-properties fo:break-before="auto" style:column-width="107.4pt"/>
    </style:style>
    <style:style style:name="co4" style:family="table-column">
      <style:table-column-properties fo:break-before="auto" style:column-width="103.8pt"/>
    </style:style>
    <style:style style:name="co5" style:family="table-column">
      <style:table-column-properties fo:break-before="auto" style:column-width="74.01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64.0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="0.06pt solid #000000" style:rotation-align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6" table:default-cell-style-name="ce2"/>
        <table:table-column table:style-name="co8" table:number-columns-repeated="960" table:default-cell-style-name="ce2"/>
        <table:table-row table:style-name="ro1"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kelas</text:p>
          </table:table-cell>
          <table:table-cell table:style-name="ce3" office:value-type="string" calcext:value-type="string">
            <text:p>nis</text:p>
          </table:table-cell>
          <table:table-cell table:style-name="ce5" office:value-type="string" calcext:value-type="string">
            <text:p>nisn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phone</text:p>
          </table:table-cell>
          <table:table-cell table:style-name="ce5" office:value-type="string" calcext:value-type="string">
            <text:p>religion</text:p>
          </table:table-cell>
          <table:table-cell table:style-name="ce3" office:value-type="string" calcext:value-type="string">
            <text:p>jenis kelam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di Taher</text:p>
          </table:table-cell>
          <table:table-cell office:value-type="string" calcext:value-type="string">
            <text:p>1B</text:p>
          </table:table-cell>
          <table:table-cell office:value-type="float" office:value="4290410010101" calcext:value-type="float">
            <text:p>4290410010101</text:p>
          </table:table-cell>
          <table:table-cell office:value-type="float" office:value="4242999292929" calcext:value-type="float">
            <text:p>4242999292929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nda Ali Taher</text:p>
          </table:table-cell>
          <table:table-cell office:value-type="string" calcext:value-type="string">
            <text:p>1A</text:p>
          </table:table-cell>
          <table:table-cell office:value-type="float" office:value="5877456476373" calcext:value-type="float">
            <text:p>5877456476373</text:p>
          </table:table-cell>
          <table:table-cell office:value-type="float" office:value="4374625252656" calcext:value-type="float">
            <text:p>4374625252656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dan Badarudin</text:p>
          </table:table-cell>
          <table:table-cell office:value-type="string" calcext:value-type="string">
            <text:p>2B</text:p>
          </table:table-cell>
          <table:table-cell office:value-type="float" office:value="4204242447292" calcext:value-type="float">
            <text:p>4204242447292</text:p>
          </table:table-cell>
          <table:table-cell office:value-type="float" office:value="2992428429420" calcext:value-type="float">
            <text:p>2992428429420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ial Hunaiku</text:p>
          </table:table-cell>
          <table:table-cell office:value-type="string" calcext:value-type="string">
            <text:p>1X</text:p>
          </table:table-cell>
          <table:table-cell office:value-type="float" office:value="5930202002829" calcext:value-type="float">
            <text:p>5930202002829</text:p>
          </table:table-cell>
          <table:table-cell office:value-type="float" office:value="4284981278919" calcext:value-type="float">
            <text:p>4284981278919</text:p>
          </table:table-cell>
          <table:table-cell table:style-name="ce7"/>
          <table:table-cell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Marsionova</text:p>
          </table:table-cell>
          <table:table-cell office:value-type="string" calcext:value-type="string">
            <text:p>2B</text:p>
          </table:table-cell>
          <table:table-cell office:value-type="float" office:value="2493948939349" calcext:value-type="float">
            <text:p>2493948939349</text:p>
          </table:table-cell>
          <table:table-cell office:value-type="float" office:value="9429274827428" calcext:value-type="float">
            <text:p>9429274827428</text:p>
          </table:table-cell>
          <table:table-cell table:number-columns-repeated="2"/>
          <table:table-cell office:value-type="string" calcext:value-type="string">
            <text:p>Protestan</text:p>
          </table:table-cell>
          <table:table-cell office:value-type="string" calcext:value-type="string">
            <text:p>Wanit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ixa</text:p>
          </table:table-cell>
          <table:table-cell office:value-type="string" calcext:value-type="string">
            <text:p>1A</text:p>
          </table:table-cell>
          <table:table-cell office:value-type="float" office:value="5857823728728" calcext:value-type="float">
            <text:p>5857823728728</text:p>
          </table:table-cell>
          <table:table-cell office:value-type="float" office:value="1761627171637" calcext:value-type="float">
            <text:p>1761627171637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sandi</text:p>
          </table:table-cell>
          <table:table-cell office:value-type="string" calcext:value-type="string">
            <text:p>1B</text:p>
          </table:table-cell>
          <table:table-cell office:value-type="float" office:value="4298402482822" calcext:value-type="float">
            <text:p>4298402482822</text:p>
          </table:table-cell>
          <table:table-cell office:value-type="float" office:value="2173671672482" calcext:value-type="float">
            <text:p>2173671672482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Wanit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smail</text:p>
          </table:table-cell>
          <table:table-cell office:value-type="string" calcext:value-type="string">
            <text:p>1A</text:p>
          </table:table-cell>
          <table:table-cell table:number-columns-repeated="2" office:value-type="float" office:value="2424920820492" calcext:value-type="float">
            <text:p>2424920820492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aidi</text:p>
          </table:table-cell>
          <table:table-cell office:value-type="string" calcext:value-type="string">
            <text:p>1B</text:p>
          </table:table-cell>
          <table:table-cell office:value-type="float" office:value="2728381784782" calcext:value-type="float">
            <text:p>2728381784782</text:p>
          </table:table-cell>
          <table:table-cell office:value-type="float" office:value="4924297131367" calcext:value-type="float">
            <text:p>4924297131367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rd Rangga Sasana</text:p>
          </table:table-cell>
          <table:table-cell office:value-type="string" calcext:value-type="string">
            <text:p>1B</text:p>
          </table:table-cell>
          <table:table-cell office:value-type="float" office:value="4980120982982" calcext:value-type="float">
            <text:p>4980120982982</text:p>
          </table:table-cell>
          <table:table-cell office:value-type="float" office:value="2472642764127" calcext:value-type="float">
            <text:p>2472642764127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h Irsank</text:p>
          </table:table-cell>
          <table:table-cell office:value-type="string" calcext:value-type="string">
            <text:p>1A</text:p>
          </table:table-cell>
          <table:table-cell table:number-columns-repeated="2" office:value-type="float" office:value="9222428024820" calcext:value-type="float">
            <text:p>9222428024820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hammad Rizkhal Lamaau</text:p>
          </table:table-cell>
          <table:table-cell office:value-type="string" calcext:value-type="string">
            <text:p>1A</text:p>
          </table:table-cell>
          <table:table-cell table:number-columns-repeated="2" office:value-type="float" office:value="2492428429420" calcext:value-type="float">
            <text:p>2492428429420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ny Marteen</text:p>
          </table:table-cell>
          <table:table-cell office:value-type="string" calcext:value-type="string">
            <text:p>2X</text:p>
          </table:table-cell>
          <table:table-cell office:value-type="float" office:value="8247249242928" calcext:value-type="float">
            <text:p>8247249242928</text:p>
          </table:table-cell>
          <table:table-cell office:value-type="float" office:value="2492883373773" calcext:value-type="float">
            <text:p>2492883373773</text:p>
          </table:table-cell>
          <table:table-cell table:number-columns-repeated="2"/>
          <table:table-cell office:value-type="string" calcext:value-type="string">
            <text:p>Katolik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amet</text:p>
          </table:table-cell>
          <table:table-cell office:value-type="string" calcext:value-type="string">
            <text:p>1B</text:p>
          </table:table-cell>
          <table:table-cell office:value-type="float" office:value="2098738573858" calcext:value-type="float">
            <text:p>2098738573858</text:p>
          </table:table-cell>
          <table:table-cell office:value-type="float" office:value="4212317617171" calcext:value-type="float">
            <text:p>4212317617171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Wanit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tan Bukan Muslim</text:p>
          </table:table-cell>
          <table:table-cell office:value-type="string" calcext:value-type="string">
            <text:p>1A</text:p>
          </table:table-cell>
          <table:table-cell office:value-type="float" office:value="4892890000048" calcext:value-type="float">
            <text:p>4892890000048</text:p>
          </table:table-cell>
          <table:table-cell office:value-type="float" office:value="4294802819187" calcext:value-type="float">
            <text:p>4294802819187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tan Muslim</text:p>
          </table:table-cell>
          <table:table-cell office:value-type="string" calcext:value-type="string">
            <text:p>2B</text:p>
          </table:table-cell>
          <table:table-cell office:value-type="float" office:value="8394835783783" calcext:value-type="float">
            <text:p>8394835783783</text:p>
          </table:table-cell>
          <table:table-cell office:value-type="float" office:value="1761763135615" calcext:value-type="float">
            <text:p>1761763135615</text:p>
          </table:table-cell>
          <table:table-cell table:number-columns-repeated="2"/>
          <table:table-cell office:value-type="string" calcext:value-type="string">
            <text:p>Islam</text:p>
          </table:table-cell>
          <table:table-cell office:value-type="string" calcext:value-type="string">
            <text:p>Pria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Worksheet.A1:Worksheet.H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8:08:19.242651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3:43:24</meta:creation-date>
    <meta:initial-creator>Unknown Creator</meta:initial-creator>
    <dc:language>en-US</dc:language>
    <dc:date>2021-06-02T23:12:18.816328126</dc:date>
    <meta:editing-cycles>21</meta:editing-cycles>
    <dc:title>Untitled Spreadsheet</dc:title>
    <meta:editing-duration>PT36M42S</meta:editing-duration>
    <meta:generator>LibreOffice/6.0.7.3$Linux_X86_64 LibreOffice_project/00m0$Build-3</meta:generator>
    <meta:document-statistic meta:table-count="1" meta:cell-count="104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